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.fetchVariableData( VariableInstance var , OMessageVarType . Part part , boolean forWri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commitChanges( VariableInstance lval , Node 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Key( OActivity type , long a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.initializeVariable( VariableInstance lvar , Nod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getLineN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.ACTIVITY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ITY.sendEvent( Scop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ITY.ge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fillEventContext( Scop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.sendVariableReadEvent( VariableInstanc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ITY.sendEvent( Activit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IT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dpe( Collection &lt; OLink &gt; lin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.fetchVariableData( VariableInstance variable , boolean forWri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dpe( OActivity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.get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